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fo:font-style="italic"/>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fo:font-style="italic"/>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Symbol" style:font-family-asian="Symbol" style:font-family-complex="Symbo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Symbol" style:font-family-asian="Symbol" style:font-family-complex="Symbol"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Symbol" style:font-family-asian="Symbol" style:font-family-complex="Symbol"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Symbol" style:font-family-asian="Symbol" style:font-family-complex="Symbo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fo:font-style="italic"/>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Symbol" style:font-family-asian="Symbol" style:font-family-complex="Symbol"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Symbol" style:font-family-asian="Symbol" style:font-family-complex="Symbol"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ourier New'" style:font-family-asian="'Courier New'" style:font-family-complex="'Courier New'"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ourier New'" style:font-family-asian="'Courier New'" style:font-family-complex="'Courier New'"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ourier New'" style:font-family-asian="'Courier New'" style:font-family-complex="'Courier New'"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ourier New'" style:font-family-asian="'Courier New'" style:font-family-complex="'Courier New'"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Symbol" style:font-family-asian="Symbol" style:font-family-complex="Symbol"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Symbol" style:font-family-asian="Symbol" style:font-family-complex="Symbol"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Symbol" style:font-family-asian="Symbol" style:font-family-complex="Symbo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Symbol" style:font-family-asian="Symbol" style:font-family-complex="Symbo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Symbol" style:font-family-asian="Symbol" style:font-family-complex="Symbo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Symbol" style:font-family-asian="Symbol" style:font-family-complex="Symbo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Symbol" style:font-family-asian="Symbol" style:font-family-complex="Symbol"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Symbol" style:font-family-asian="Symbol" style:font-family-complex="Symbo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ourier New'" style:font-family-asian="'Courier New'" style:font-family-complex="'Courier New'"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ourier New'" style:font-family-asian="'Courier New'" style:font-family-complex="'Courier New'"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Symbol" style:font-family-asian="Symbol" style:font-family-complex="Symbol"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left="5.65pt" fo:text-indent="-5.40pt">
        <style:tab-stops>
          <style:tab-stop style:position="242.75pt"/>
          <style:tab-stop style:position="32890.85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5.65pt" fo:text-indent="-5.40pt">
        <style:tab-stops>
          <style:tab-stop style:position="242.75pt"/>
          <style:tab-stop style:position="32890.85pt"/>
        </style:tab-stops>
      </style:paragraph-properties>
    </style:style>
    <style:style style:name="P5" style:family="paragraph">
      <style:paragraph-properties fo:line-height="100.00%" fo:text-align="left"/>
    </style:style>
    <style:style style:name="P6" style:family="paragraph">
      <style:paragraph-properties fo:line-height="100.00%" fo:text-align="left" fo:margin-left="5.65pt" fo:text-indent="-5.40pt">
        <style:tab-stops>
          <style:tab-stop style:position="242.75pt"/>
          <style:tab-stop style:position="32890.85pt"/>
        </style:tab-stops>
      </style:paragraph-properties>
    </style:style>
    <style:style style:name="P7" style:family="paragraph">
      <style:paragraph-properties fo:line-height="100.00%" fo:text-align="left" fo:margin-left="5.65pt" fo:text-indent="-5.40pt">
        <style:tab-stops>
          <style:tab-stop style:position="242.75pt"/>
          <style:tab-stop style:position="32890.85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5.65pt" fo:text-indent="-5.40pt">
        <style:tab-stops>
          <style:tab-stop style:position="242.75pt"/>
          <style:tab-stop style:position="32890.85pt"/>
        </style:tab-stops>
      </style:paragraph-properties>
    </style:style>
    <style:style style:name="P10" style:family="paragraph">
      <style:paragraph-properties fo:line-height="115.00%" fo:text-align="left" fo:margin-bottom="10.00pt"/>
    </style:style>
    <style:style style:name="P11" style:family="paragraph">
      <style:paragraph-properties fo:line-height="100.00%" fo:text-align="left" fo:margin-left="5.65pt" fo:text-indent="-5.40pt">
        <style:tab-stops>
          <style:tab-stop style:position="472.25p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5.65pt" fo:text-indent="-5.40pt">
        <style:tab-stops>
          <style:tab-stop style:position="472.25pt"/>
        </style:tab-stops>
      </style:paragraph-properties>
    </style:style>
    <style:style style:name="P14" style:family="paragraph">
      <style:paragraph-properties fo:line-height="100.00%" fo:text-align="left" fo:margin-left="5.65pt" fo:text-indent="-5.40pt">
        <style:tab-stops>
          <style:tab-stop style:position="246.10pt"/>
          <style:tab-stop style:position="32890.85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5.65pt" fo:text-indent="-5.40pt">
        <style:tab-stops>
          <style:tab-stop style:position="246.10pt"/>
          <style:tab-stop style:position="32890.85pt"/>
        </style:tab-stops>
      </style:paragraph-properties>
    </style:style>
    <style:style style:name="P17" style:family="paragraph">
      <style:paragraph-properties fo:line-height="100.00%" fo:text-align="left"/>
    </style:style>
    <style:style style:name="P18" style:family="paragraph">
      <style:paragraph-properties fo:line-height="100.00%" fo:text-align="left" fo:margin-left="5.65pt" fo:text-indent="-5.40pt">
        <style:tab-stops>
          <style:tab-stop style:position="246.10pt"/>
          <style:tab-stop style:position="32890.85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65pt" fo:text-indent="-5.40pt">
        <style:tab-stops>
          <style:tab-stop style:position="246.10pt"/>
          <style:tab-stop style:position="32890.85pt"/>
        </style:tab-stops>
      </style:paragraph-properties>
    </style:style>
    <style:style style:name="P21" style:family="paragraph">
      <style:paragraph-properties fo:line-height="100.00%" fo:text-align="left" fo:margin-left="5.65pt" fo:text-indent="-5.40pt">
        <style:tab-stops>
          <style:tab-stop style:position="246.10pt"/>
          <style:tab-stop style:position="32890.85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65pt" fo:text-indent="-5.40pt">
        <style:tab-stops>
          <style:tab-stop style:position="246.10pt"/>
          <style:tab-stop style:position="32890.85pt"/>
        </style:tab-stops>
      </style:paragraph-properties>
    </style:style>
    <style:style style:name="P24" style:family="paragraph">
      <style:paragraph-properties fo:line-height="100.00%" fo:text-align="left" fo:margin-left="5.65pt" fo:text-indent="-5.40pt">
        <style:tab-stops>
          <style:tab-stop style:position="246.10pt"/>
          <style:tab-stop style:position="32890.85p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5.65pt" fo:text-indent="-5.40pt">
        <style:tab-stops>
          <style:tab-stop style:position="246.10pt"/>
          <style:tab-stop style:position="32890.85pt"/>
        </style:tab-stops>
      </style:paragraph-properties>
    </style:style>
    <style:style style:name="P27" style:family="paragraph">
      <style:paragraph-properties fo:line-height="100.00%" fo:text-align="left"/>
    </style:style>
    <style:style style:name="P28" style:family="paragraph">
      <style:paragraph-properties fo:line-height="100.00%" fo:text-align="left" fo:margin-left="5.65pt" fo:text-indent="-5.40pt">
        <style:tab-stops>
          <style:tab-stop style:position="246.10pt"/>
          <style:tab-stop style:position="32890.85pt"/>
        </style:tab-stops>
      </style:paragraph-properties>
    </style:style>
    <style:style style:name="P29" style:family="paragraph">
      <style:paragraph-properties fo:line-height="115.00%" fo:text-align="left" fo:margin-bottom="10.00pt"/>
    </style:style>
    <style:style style:name="P30" style:family="paragraph">
      <style:paragraph-properties fo:line-height="115.00%" fo:text-align="left" fo:margin-bottom="10.00pt"/>
    </style:style>
    <style:style style:name="P31" style:family="paragraph">
      <style:paragraph-properties fo:line-height="100.00%" fo:text-align="left" fo:margin-left="5.40pt" fo:text-indent="-5.40pt">
        <style:tab-stops>
          <style:tab-stop style:position="472.75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5.40pt" fo:text-indent="-5.40pt">
        <style:tab-stops>
          <style:tab-stop style:position="472.75pt"/>
        </style:tab-stops>
      </style:paragraph-properties>
    </style:style>
    <style:style style:name="P34" style:family="paragraph">
      <style:paragraph-properties fo:line-height="100.00%" fo:text-align="left" fo:margin-left="5.40pt" fo:text-indent="-5.40pt">
        <style:tab-stops>
          <style:tab-stop style:position="255.60pt"/>
          <style:tab-stop style:position="32891.1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5.40pt" fo:text-indent="-5.40pt">
        <style:tab-stops>
          <style:tab-stop style:position="255.60pt"/>
          <style:tab-stop style:position="32891.10pt"/>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36.00pt" fo:text-indent="-18.00pt"/>
    </style:style>
    <style:style style:name="P39" style:family="paragraph">
      <style:paragraph-properties fo:line-height="100.00%" fo:text-align="left"/>
    </style:style>
    <style:style style:name="P40" style:family="paragraph">
      <style:paragraph-properties fo:line-height="100.00%" fo:text-align="left" fo:margin-left="5.40pt" fo:text-indent="-5.40pt">
        <style:tab-stops>
          <style:tab-stop style:position="255.60pt"/>
          <style:tab-stop style:position="32891.10pt"/>
        </style:tab-stops>
      </style:paragraph-properties>
    </style:style>
    <style:style style:name="P41" style:family="paragraph">
      <style:paragraph-properties fo:line-height="100.00%" fo:text-align="left"/>
    </style:style>
    <style:style style:name="P42" style:family="paragraph">
      <style:paragraph-properties fo:line-height="100.00%" fo:text-align="left" fo:margin-left="5.40pt" fo:text-indent="-5.40pt">
        <style:tab-stops>
          <style:tab-stop style:position="255.60pt"/>
          <style:tab-stop style:position="32891.10pt"/>
        </style:tab-stops>
      </style:paragraph-properties>
    </style:style>
    <style:style style:name="P43" style:family="paragraph">
      <style:paragraph-properties fo:line-height="100.00%" fo:text-align="left" fo:margin-left="5.40pt" fo:text-indent="-5.40pt">
        <style:tab-stops>
          <style:tab-stop style:position="472.75pt"/>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5.40pt" fo:text-indent="-5.40pt">
        <style:tab-stops>
          <style:tab-stop style:position="472.75pt"/>
        </style:tab-stops>
      </style:paragraph-properties>
    </style:style>
    <style:style style:name="P46" style:family="paragraph">
      <style:paragraph-properties fo:line-height="100.00%" fo:text-align="left"/>
    </style:style>
    <style:style style:name="P47" style:family="paragraph">
      <style:paragraph-properties fo:line-height="100.00%" fo:text-align="left" fo:margin-left="5.40pt" fo:text-indent="-5.40pt">
        <style:tab-stops>
          <style:tab-stop style:position="472.75pt"/>
        </style:tab-stops>
      </style:paragraph-properties>
    </style:style>
    <style:style style:name="P48" style:family="paragraph">
      <style:paragraph-properties fo:line-height="115.00%" fo:text-align="left" fo:margin-bottom="10.00pt"/>
    </style:style>
    <style:style style:name="P49" style:family="paragraph">
      <style:paragraph-properties fo:line-height="100.00%" fo:text-align="left" fo:margin-left="5.65pt" fo:text-indent="-5.40pt">
        <style:tab-stops>
          <style:tab-stop style:position="520.60pt"/>
        </style:tab-stops>
      </style:paragraph-properties>
    </style:style>
    <style:style style:name="P50" style:family="paragraph">
      <style:paragraph-properties fo:line-height="100.00%" fo:text-align="left"/>
    </style:style>
    <style:style style:name="P51" style:family="paragraph">
      <style:paragraph-properties fo:line-height="100.00%" fo:text-align="left" fo:margin-left="5.65pt" fo:text-indent="-5.40pt">
        <style:tab-stops>
          <style:tab-stop style:position="520.60pt"/>
        </style:tab-stops>
      </style:paragraph-properties>
    </style:style>
    <style:style style:name="P52" style:family="paragraph">
      <style:paragraph-properties fo:line-height="100.00%" fo:text-align="left" fo:margin-left="5.65pt" fo:text-indent="-5.40pt">
        <style:tab-stops>
          <style:tab-stop style:position="282.60pt"/>
          <style:tab-stop style:position="32890.85pt"/>
        </style:tab-stops>
      </style:paragraph-properties>
    </style:style>
    <style:style style:name="P53" style:family="paragraph">
      <style:paragraph-properties fo:line-height="100.00%" fo:text-align="left"/>
    </style:style>
    <style:style style:name="P54" style:family="paragraph">
      <style:paragraph-properties fo:line-height="100.00%" fo:text-align="left" fo:margin-left="36.00pt" fo:text-indent="-18.00pt"/>
    </style:style>
    <style:style style:name="P55" style:family="paragraph">
      <style:paragraph-properties fo:line-height="100.00%" fo:text-align="left" fo:margin-left="72.00pt" fo:text-indent="-18.00pt"/>
    </style:style>
    <style:style style:name="P56" style:family="paragraph">
      <style:paragraph-properties fo:line-height="100.00%" fo:text-align="left" fo:margin-left="36.00pt" fo:text-indent="-18.00pt"/>
    </style:style>
    <style:style style:name="P57" style:family="paragraph">
      <style:paragraph-properties fo:line-height="100.00%" fo:text-align="left" fo:margin-left="72.00pt" fo:text-indent="-18.00pt"/>
    </style:style>
    <style:style style:name="P58" style:family="paragraph">
      <style:paragraph-properties fo:line-height="100.00%" fo:text-align="left" fo:margin-left="36.00pt" fo:text-indent="-18.00pt"/>
    </style:style>
    <style:style style:name="P59" style:family="paragraph">
      <style:paragraph-properties fo:line-height="100.00%" fo:text-align="left"/>
    </style:style>
    <style:style style:name="P60" style:family="paragraph">
      <style:paragraph-properties fo:line-height="100.00%" fo:text-align="left" fo:margin-left="5.65pt" fo:text-indent="-5.40pt">
        <style:tab-stops>
          <style:tab-stop style:position="282.60pt"/>
          <style:tab-stop style:position="32890.85pt"/>
        </style:tab-stops>
      </style:paragraph-properties>
    </style:style>
    <style:style style:name="P61" style:family="paragraph">
      <style:paragraph-properties fo:line-height="115.00%" fo:text-align="left" fo:margin-bottom="10.00pt"/>
    </style:style>
    <style:style style:name="P62" style:family="paragraph">
      <style:paragraph-properties fo:line-height="100.00%" fo:text-align="left" fo:margin-bottom="10.00pt"/>
    </style:style>
    <style:style style:name="P63" style:family="paragraph">
      <style:paragraph-properties fo:line-height="115.00%" fo:text-align="left" fo:margin-bottom="10.00pt"/>
    </style:style>
    <style:style style:name="TableColumn0100" style:family="table-column">
      <style:table-column-properties style:column-width="3.450000in"/>
    </style:style>
    <style:style style:name="TableColumn0101" style:family="table-column">
      <style:table-column-properties style:column-width="3.200000in"/>
    </style:style>
    <style:style style:name="Table01" style:family="table">
      <style:table-properties style:width="6.65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102" style:family="table-row">
      <style:table-row-properties style:min-row-height="0.166667in"/>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olumn0200" style:family="table-column">
      <style:table-column-properties style:column-width="3.496528in"/>
    </style:style>
    <style:style style:name="TableColumn0201" style:family="table-column">
      <style:table-column-properties style:column-width="3.140972in"/>
    </style:style>
    <style:style style:name="Table02" style:family="table">
      <style:table-properties style:width="6.63750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201" style:family="table-row">
      <style:table-row-properties/>
    </style:style>
    <style:style style:name="TableCell02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2" style:family="table-row">
      <style:table-row-properties/>
    </style:style>
    <style:style style:name="TableCell02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2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3" style:family="table-row">
      <style:table-row-properties/>
    </style:style>
    <style:style style:name="TableCell0203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3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4" style:family="table-row">
      <style:table-row-properties style:min-row-height="0.347917in"/>
    </style:style>
    <style:style style:name="TableCell0204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4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5" style:family="table-row">
      <style:table-row-properties style:min-row-height="0.335417in"/>
    </style:style>
    <style:style style:name="TableCell0205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5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206" style:family="table-row">
      <style:table-row-properties style:min-row-height="0.335417in"/>
    </style:style>
    <style:style style:name="TableCell0206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206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olumn0300" style:family="table-column">
      <style:table-column-properties style:column-width="3.625000in"/>
    </style:style>
    <style:style style:name="TableColumn0301" style:family="table-column">
      <style:table-column-properties style:column-width="3.015972in"/>
    </style:style>
    <style:style style:name="Table03" style:family="table">
      <style:table-properties style:width="6.640972in" fo:margin-left="0.000000in" style:writing-mode="lr" table:align="left" style:may-break-between-rows="true"/>
    </style:style>
    <style:style style:name="TableRow0300" style:family="table-row">
      <style:table-row-properties style:min-row-height="0.243056in"/>
    </style:style>
    <style:style style:name="TableCell03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1" style:family="table-row">
      <style:table-row-properties style:min-row-height="0.211806in"/>
    </style:style>
    <style:style style:name="TableCell03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302" style:family="table-row">
      <style:table-row-properties style:min-row-height="0.211806in"/>
    </style:style>
    <style:style style:name="TableCell0302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2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303" style:family="table-row">
      <style:table-row-properties style:min-row-height="0.211806in"/>
    </style:style>
    <style:style style:name="TableCell0303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3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Row0304" style:family="table-row">
      <style:table-row-properties style:min-row-height="0.211806in"/>
    </style:style>
    <style:style style:name="TableCell0304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4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305" style:family="table-row">
      <style:table-row-properties style:min-row-height="0.211806in"/>
    </style:style>
    <style:style style:name="TableCell0305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305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Column0400" style:family="table-column">
      <style:table-column-properties style:column-width="4.003472in"/>
    </style:style>
    <style:style style:name="TableColumn0401" style:family="table-column">
      <style:table-column-properties style:column-width="3.305556in"/>
    </style:style>
    <style:style style:name="Table04" style:family="table">
      <style:table-properties style:width="7.30902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40001" style:family="table-cell">
      <style:table-cell-properties fo:border-top="0.000000in solid #000000" fo:border-left="0.000000in solid #000000" fo:border-right="0.000000in solid #000000" fo:border-bottom="0.000000in solid #000000" fo:padding-left="0.075000in" fo:padding-right="0.075000in" fo:vertical-align="top" fo:background-color="# 0 0 0"/>
    </style:style>
    <style:style style:name="TableRow0401" style:family="table-row">
      <style:table-row-properties style:min-row-height="0.948611in"/>
    </style:style>
    <style:style style:name="TableCell040100"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style:style style:name="TableCell040101" style:family="table-cell">
      <style:table-cell-properties fo:border-top="0.006944in solid #000000" fo:border-left="0.006944in solid #000000" fo:border-right="0.006944in solid #000000" fo:border-bottom="0.006944in solid #000000" fo:padding-left="0.075000in" fo:padding-right="0.075000in" fo:vertical-align="top" fo:background-color="transparent"/>
    </style:style>
  </office:automatic-styles>
  <office:body>
    <office:text>
      <text:p text:style-name="P1"><text:span text:style-name="T1">Evaluation for Lab 4 – HTML5 Canvas and JS Development Tools</text:span></text:p>
      <table:table table:style-name="Table01">
        <table:table-column table:style-name="TableColumn0100"/>
        <table:table-column table:style-name="TableColumn0101"/>
        <table:table-row table:style-name="TableRow0100">
          <table:table-cell table:style-name="TableCell010000">
            <text:p text:style-name="P3"><text:span text:style-name="T3">Name of programmer:</text:span></text:p>
          </table:table-cell>
          <table:table-cell table:style-name="TableCell010001">
            <text:p text:style-name="P3"><text:span text:style-name="T3">Travis Burns</text:span></text:p>
          </table:table-cell>
        </table:table-row>
        <table:table-row table:style-name="TableRow0101">
          <table:table-cell table:style-name="TableCell010100">
            <text:p text:style-name="P5"><text:span text:style-name="T5">Name of evaluator: </text:span></text:p>
          </table:table-cell>
          <table:table-cell table:style-name="TableCell010101">
            <text:p text:style-name="P5"><text:span text:style-name="T5"/></text:p>
          </table:table-cell>
        </table:table-row>
        <table:table-row table:style-name="TableRow0102">
          <table:table-cell table:style-name="TableCell010200">
            <text:p text:style-name="P8"><text:span text:style-name="T7">Date:</text:span></text:p>
          </table:table-cell>
          <table:table-cell table:style-name="TableCell010201">
            <text:p text:style-name="P8"><text:span text:style-name="T7">2/12/2024</text:span></text:p>
          </table:table-cell>
        </table:table-row>
      </table:table>
      <text:p text:style-name="P10"><text:span text:style-name="T8"/></text:p>
      <table:table table:style-name="Table02">
        <table:table-column table:style-name="TableColumn0200"/>
        <table:table-column table:style-name="TableColumn0201"/>
        <table:table-row table:style-name="TableRow0200">
          <table:table-cell table:style-name="TableCell020000" table:number-columns-spanned="2">
            <text:p text:style-name="P12"><text:span text:style-name="T10">Programming style for all programs</text:span><text:span text:style-name="T11"/></text:p>
          </table:table-cell>
          <table:covered-table-cell/>
        </table:table-row>
        <table:table-row table:style-name="TableRow0201">
          <table:table-cell table:style-name="TableCell020100">
            <text:p text:style-name="P15"><text:span text:style-name="T14">Is proper indentation used?</text:span></text:p>
          </table:table-cell>
          <table:table-cell table:style-name="TableCell020101">
            <text:p text:style-name="P15"><text:span text:style-name="T14">Yes</text:span></text:p>
          </table:table-cell>
        </table:table-row>
        <table:table-row table:style-name="TableRow0202">
          <table:table-cell table:style-name="TableCell020200">
            <text:p text:style-name="P17"><text:span text:style-name="T16">Are comments used appropriately?</text:span></text:p>
          </table:table-cell>
          <table:table-cell table:style-name="TableCell020201">
            <text:p text:style-name="P17"><text:span text:style-name="T16">Yes</text:span></text:p>
          </table:table-cell>
        </table:table-row>
        <table:table-row table:style-name="TableRow0203">
          <table:table-cell table:style-name="TableCell020300">
            <text:p text:style-name="P19"><text:span text:style-name="T18">Do variable names use camel case? (camelCase for example)<text:s text:c="2"/>Are variables declared with var, let or const?</text:span></text:p>
          </table:table-cell>
          <table:table-cell table:style-name="TableCell020301">
            <text:p text:style-name="P19"><text:span text:style-name="T18">Yes</text:span></text:p>
          </table:table-cell>
        </table:table-row>
        <table:table-row table:style-name="TableRow0204">
          <table:table-cell table:style-name="TableCell020400">
            <text:p text:style-name="P22"><text:span text:style-name="T20">Do function/method names use camel case?<text:s text:c="2"/>Do functions/methods pass parameters and return values appropriately?</text:span></text:p>
          </table:table-cell>
          <table:table-cell table:style-name="TableCell020401">
            <text:p text:style-name="P22"><text:span text:style-name="T20">Yes</text:span></text:p>
          </table:table-cell>
        </table:table-row>
        <table:table-row table:style-name="TableRow0205">
          <table:table-cell table:style-name="TableCell020500">
            <text:p text:style-name="P25"><text:span text:style-name="T22">Do class names use title case?<text:s text:c="2"/>Do classes effectively encapsulate the functionality of the “things” in the solution space?</text:span></text:p>
          </table:table-cell>
          <table:table-cell table:style-name="TableCell020501">
            <text:p text:style-name="P25"><text:span text:style-name="T22">Yes</text:span></text:p>
          </table:table-cell>
        </table:table-row>
        <table:table-row table:style-name="TableRow0206">
          <table:table-cell table:style-name="TableCell020600">
            <text:p text:style-name="P27"><text:span text:style-name="T24">Does the code take advantage of opportunities to use ES6 syntactical elements such as let, const, functional programming, arrow functions classes?</text:span></text:p>
          </table:table-cell>
          <table:table-cell table:style-name="TableCell020601">
            <text:p text:style-name="P27"><text:span text:style-name="T24">Yes</text:span></text:p>
          </table:table-cell>
        </table:table-row>
      </table:table>
      <text:p text:style-name="P29"><text:span text:style-name="T25">Instructions<text:line-break/></text:span><text:span text:style-name="T26">You should have already completed at least 50% of the lab.<text:s text:c="2"/>After completing this evaluation you will submit this form along with screen shots of each of your applications running on your machine. Your source code will be submitted by providing the url for your github repository.<text:s text:c="2"/>I will test your code by running it on citstudent.lanecc.edu.<text:s text:c="2"/>You must provide the url for your applications running on the server as well.<text:s text:c="2"/>You may make corrections to your work and submit and updated evaluation in your final version of the lab. </text:span></text:p>
      <text:p text:style-name="P29"><text:span text:style-name="T26"/></text:p>
      <text:p text:style-name="P29"><text:span text:style-name="T26"/></text:p>
      <text:p text:style-name="P29"><text:span text:style-name="T26">General comments and notes:</text:span></text:p>
      <text:p text:style-name="P29"><text:span text:style-name="T26"/></text:p>
      <text:p text:style-name="P30"><text:span text:style-name="T26">One thing that you learned from completing the lab:</text:span></text:p>
      <text:p text:style-name="P30"><text:span text:style-name="T26"/></text:p>
      <text:p text:style-name="P30"><text:span text:style-name="T26"/></text:p>
      <text:p text:style-name="P30"><text:span text:style-name="T26"><text:s/></text:span></text:p>
      <text:p text:style-name="P30"><text:span text:style-name="T26"/></text:p>
      <table:table table:style-name="Table03">
        <table:table-column table:style-name="TableColumn0300"/>
        <table:table-column table:style-name="TableColumn0301"/>
        <table:table-row table:style-name="TableRow0300">
          <table:table-cell table:style-name="TableCell030000" table:number-columns-spanned="2">
            <text:p text:style-name="P32"><text:span text:style-name="T28">Professional development tools and techniques</text:span></text:p>
          </table:table-cell>
          <table:covered-table-cell/>
        </table:table-row>
        <table:table-row table:style-name="TableRow0301">
          <table:table-cell table:style-name="TableCell030100">
            <text:p text:style-name="P35"><text:span text:style-name="T31">Content, style and functionality are provided in separate files?<text:s text:c="2"/>Inline styles are used only sparingly?<text:s text:c="2"/>Event handlers are created in JS code not in html?</text:span></text:p>
          </table:table-cell>
          <table:table-cell table:style-name="TableCell030101">
            <text:p text:style-name="P35"><text:span text:style-name="T31">Yes</text:span></text:p>
          </table:table-cell>
        </table:table-row>
        <table:table-row table:style-name="TableRow0302">
          <table:table-cell table:style-name="TableCell030200">
            <text:p text:style-name="P37"><text:span text:style-name="T33">npm was used to manage modules?<text:s text:c="2"/></text:span></text:p>
            <text:p text:style-name="P38"><text:span text:style-name="T34">·<text:tab/></text:span><text:span text:style-name="T35">package.json file was created?</text:span></text:p>
            <text:p text:style-name="P38"><text:span text:style-name="T36">·<text:tab/></text:span><text:span text:style-name="T37">webpack.config.js was created?<text:s text:c="2"/></text:span></text:p>
            <text:p text:style-name="P38"><text:span text:style-name="T38">·<text:tab/></text:span><text:span text:style-name="T39">Modules including webpack, webpack-dev-server, babel, css-loader, style-loader, less-loader and image-loader are installed?<text:s text:c="2"/></text:span></text:p>
            <text:p text:style-name="P38"><text:span text:style-name="T40">·<text:tab/></text:span><text:span text:style-name="T41">Scripts were added to facilitate development tasks for bundling and hot module replacement while developing using the webpack-dev-server?</text:span></text:p>
          </table:table-cell>
          <table:table-cell table:style-name="TableCell030201">
            <text:p text:style-name="P39"><text:span text:style-name="T41">Yes</text:span></text:p>
            <text:p text:style-name="P39"><text:span text:style-name="T41">yes</text:span></text:p>
            <text:p text:style-name="P39"><text:span text:style-name="T41">yes</text:span></text:p>
            <text:p text:style-name="P39"><text:span text:style-name="T41">yes</text:span></text:p>
          </table:table-cell>
        </table:table-row>
        <table:table-row table:style-name="TableRow0303">
          <table:table-cell table:style-name="TableCell030300">
            <text:p text:style-name="P41"><text:span text:style-name="T43">Production</text:span><text:span text:style-name="T44"><text:s/>versions are uploaded to citstudent?</text:span></text:p>
          </table:table-cell>
          <table:table-cell table:style-name="TableCell030301">
            <text:p text:style-name="P41"><text:span text:style-name="T44">Yes</text:span></text:p>
          </table:table-cell>
        </table:table-row>
        <table:table-row table:style-name="TableRow0304">
          <table:table-cell table:style-name="TableCell030400" table:number-columns-spanned="2">
            <text:p text:style-name="P44"><text:span text:style-name="T46">Url for MemeCreator on citstudent:<text:s/></text:span><text:a xlink:href="http://citstudent.lanecc.net/~burnst074/CS233JS/Lab4/memeCreator/dist/"><text:span text:style-name="T47">http://citstudent.lanecc.net/~burnst074/CS233JS/Lab4/memeCreator/dist/</text:span></text:a><text:span text:style-name="T48"/></text:p>
          </table:table-cell>
          <table:covered-table-cell/>
        </table:table-row>
        <table:table-row table:style-name="TableRow0305">
          <table:table-cell table:style-name="TableCell030500" table:number-columns-spanned="2">
            <text:p text:style-name="P46"><text:span text:style-name="T50">Url for MemeCreator github repo:<text:s/></text:span><text:a xlink:href="https://github.com/LCC-CIT-Programming-CS233JS/04-memecreator-template-travisburns"><text:span text:style-name="T51">https://github.com/LCC-CIT-Programming-CS233JS/04-memecreator-template-travisburns</text:span></text:a><text:span text:style-name="T52"/></text:p>
          </table:table-cell>
          <table:covered-table-cell/>
        </table:table-row>
      </table:table>
      <text:p text:style-name="P48"><text:span text:style-name="T52"><text:s/></text:span></text:p>
      <text:p text:style-name="P48"><text:span text:style-name="T52"/></text:p>
      <table:table table:style-name="Table04">
        <table:table-column table:style-name="TableColumn0400"/>
        <table:table-column table:style-name="TableColumn0401"/>
        <table:table-row table:style-name="TableRow0400">
          <table:table-cell table:style-name="TableCell040000" table:number-columns-spanned="2">
            <text:p text:style-name="P50"><text:span text:style-name="T54">MemeCreator application</text:span><text:span text:style-name="T55"/></text:p>
          </table:table-cell>
          <table:covered-table-cell/>
        </table:table-row>
        <table:table-row table:style-name="TableRow0401">
          <table:table-cell table:style-name="TableCell040100">
            <text:p text:style-name="P53"><text:span text:style-name="T58">Completed MemeCreator application?<text:s text:c="2"/></text:span></text:p>
            <text:p text:style-name="P54"><text:span text:style-name="T59">·<text:tab/></text:span><text:span text:style-name="T60">Created a class called Memes?<text:s text:c="2"/></text:span></text:p>
            <text:p text:style-name="P54"><text:span text:style-name="T61">·<text:tab/></text:span><text:span text:style-name="T62">Created a constructor?<text:s text:c="2"/></text:span></text:p>
            <text:p text:style-name="P55"><text:span text:style-name="T63">o<text:tab/></text:span><text:span text:style-name="T64">Used the keyword this in conjunction with instance variables (rather than var, let or const)?<text:s text:c="2"/>Created an instance variable for each ui element?</text:span></text:p>
            <text:p text:style-name="P55"><text:span text:style-name="T65">o<text:tab/></text:span><text:span text:style-name="T66">Called the function createCanvas?</text:span></text:p>
            <text:p text:style-name="P55"><text:span text:style-name="T67">o<text:tab/></text:span><text:span text:style-name="T68">Called the function createMeme?</text:span></text:p>
            <text:p text:style-name="P55"><text:span text:style-name="T69">o<text:tab/></text:span><text:span text:style-name="T70">Called the function addEventListeners?</text:span></text:p>
            <text:p text:style-name="P56"><text:span text:style-name="T71">·<text:tab/></text:span><text:span text:style-name="T72">Created the createCanvas method?<text:s text:c="2"/>What does it do?</text:span></text:p>
            <text:p text:style-name="P56"><text:span text:style-name="T73">·<text:tab/></text:span><text:span text:style-name="T74">Created the createMeme method? What does it do?</text:span></text:p>
            <text:p text:style-name="P56"><text:span text:style-name="T75">·<text:tab/></text:span><text:span text:style-name="T76">Created the addEventListeners method? What does it do?</text:span></text:p>
            <text:p text:style-name="P56"><text:span text:style-name="T77">·<text:tab/></text:span><text:span text:style-name="T78">Created the downloadMeme method? What does it do?</text:span></text:p>
            <text:p text:style-name="P56"><text:span text:style-name="T79">·<text:tab/></text:span><text:span text:style-name="T80">Created the loadImage method? What does it do?</text:span></text:p>
            <text:p text:style-name="P56"><text:span text:style-name="T81">·<text:tab/></text:span><text:span text:style-name="T82">Created the resizeImage method? What does it do?</text:span></text:p>
            <text:p text:style-name="P56"><text:span text:style-name="T83">·<text:tab/></text:span><text:span text:style-name="T84">Instantiated a Memes object?<text:s text:c="2"/>When does the object get created?</text:span></text:p>
            <text:p text:style-name="P56"><text:span text:style-name="T85">·<text:tab/></text:span><text:span text:style-name="T86">Added at least 2 new (relatively simple) features to the application?</text:span></text:p>
            <text:p text:style-name="P57"><text:span text:style-name="T87">o<text:tab/></text:span><text:span text:style-name="T88">What features were added?</text:span></text:p>
            <text:p text:style-name="P57"><text:span text:style-name="T89">o<text:tab/></text:span><text:span text:style-name="T90">What canvas properties or methods were required to implement these features?</text:span></text:p>
            <text:p text:style-name="P58"><text:span text:style-name="T91">·<text:tab/></text:span><text:span text:style-name="T92">Application satisfies all requirements and functions correctly?<text:s text:c="2"/>Screen shots of the application running in 2 browsers are included?</text:span></text:p>
            <text:p text:style-name="P59"><text:span text:style-name="T92"/></text:p>
          </table:table-cell>
          <table:table-cell table:style-name="TableCell040101">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ext:p text:style-name="P59"><text:span text:style-name="T92">yes</text:span></text:p>
          </table:table-cell>
        </table:table-row>
      </table:table>
      <text:p text:style-name="P61"><text:span text:style-name="T92"/></text:p>
      <text:p text:style-name="P61"><text:span text:style-name="T92"/></text:p>
      <text:p text:style-name="P61"><text:span text:style-name="T92">Firefox<text:s/></text:span><draw:frame text:anchor-type="as-char" svg:width="152.40mm" svg:height="79.64mm" style:rel-width="scale" style:rel-height="scale"><draw:object-ole xlink:href="OleObj1"/><draw:image xlink:href="ObjectReplacements/OleObj1"/></draw:frame><text:span text:style-name="T92"/></text:p>
      <text:p text:style-name="P62"><text:span text:style-name="T92">MicroSoft Edge</text:span></text:p>
      <text:p text:style-name="P62"><draw:frame text:anchor-type="as-char" svg:width="152.40mm" svg:height="79.90mm" style:rel-width="scale" style:rel-height="scale"><draw:object-ole xlink:href="OleObj2"/><draw:image xlink:href="ObjectReplacements/OleObj2"/></draw:frame><text:span text:style-name="T92"/></text:p>
      <text:p text:style-name="P63"><text:span text:style-name="T9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